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Text_20_body"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Audit Management:</text:p>
      <text:p text:style-name="Standard"/>
      <text:p text:style-name="Standard">The general objective of an audit is to evaluate the sufficient of the internal control structure and general controls established through policies and procedures.</text:p>
      <text:p text:style-name="Standard"/>
      <text:p text:style-name="Standard">The general of an audit is an evaluation of a person/organization/system/process/enterprise/project or product.</text:p>
      <text:p text:style-name="Standard"/>
      <text:p text:style-name="Standard">Two types of audits:</text:p>
      <text:p text:style-name="Standard"/>
      <text:list xml:id="list4565042701" text:style-name="L1">
        <text:list-item>
          <text:p text:style-name="P1">Financial audit</text:p>
        </text:list-item>
        <text:list-item>
          <text:p text:style-name="P1">Non-Financial audit</text:p>
        </text:list-item>
      </text:list>
      <text:p text:style-name="Standard"/>
      <text:p text:style-name="Standard">Non financial audit:</text:p>
      <text:p text:style-name="Standard"/>
      <text:p text:style-name="Standard">It checks company compliance to standards</text:p>
      <text:p text:style-name="Standard">It determines whether a product or service satisfy the customer's demands in terms of quality and features.</text:p>
      <text:p text:style-name="Standard"/>
      <text:p text:style-name="Standard">Internal audit:</text:p>
      <text:p text:style-name="Standard"/>
      <text:p text:style-name="Standard">The examination, monitoring and analysis of activities related to a company's operation, including its business structure,employee behaviour and information systems.</text:p>
      <text:p text:style-name="Standard"/>
      <text:p text:style-name="Standard">1.check weather existing controls are effective and adequate.</text:p>
      <text:p text:style-name="Standard"/>
      <text:p text:style-name="Standard">2.weather financial and other reports show the actual results of the company.</text:p>
      <text:p text:style-name="Standard"/>
      <text:p text:style-name="Standard">3.weather subunits are following the policies and procedures laid down by the company.</text:p>
      <text:p text:style-name="Standard"/>
      <text:p text:style-name="Standard">Purpose of It audit:</text:p>
      <text:p text:style-name="Standard"/>
      <text:p text:style-name="Standard">IT audit are to evaluates the system's internal control design and effectiveness.</text:p>
      <text:p text:style-name="Standard"/>
      <text:p text:style-name="Standard">Purpose:</text:p>
      <text:p text:style-name="Standard"/>
      <text:p text:style-name="Standard"><text:s text:c="8"/>Integrated information technology audit compliance,</text:p>
      <text:p text:style-name="Standard"/>
      <text:p text:style-name="Standard"><text:s text:c="8"/>quality assurance,</text:p>
      <text:p text:style-name="Standard"/>
      <text:p text:style-name="Standard"><text:s text:c="8"/>Business continuity,</text:p>
      <text:p text:style-name="Standard"/>
      <text:p text:style-name="Standard"><text:s text:c="8"/>Disaster recovery</text:p>
      <text:p text:style-name="Standard"><text:s text:c="8"/></text:p>
      <text:p text:style-name="Standard"><text:s text:c="9"/>IT governance</text:p>
      <text:p text:style-name="Standard"/>
      <text:p text:style-name="Standard"/>
      <text:p text:style-name="Standard"/>
      <text:p text:style-name="Standard"/>
      <text:p text:style-name="Standard"/>
      <text:p text:style-name="Text_20_body"><text:soft-page-break/></text:p>
      <text:p text:style-name="Text_20_body">Through our <text:span text:style-name="Strong_20_Emphasis">audit process</text:span> we report our observations, findings, and recommendations in writing to the area’s operating and senior management, as well as other administrative areas that might be affected.   We ask and expect management to participate with us in the process. </text:p>
      <text:p text:style-name="Text_20_body">We ask all involved to discuss risks within the area or process and to contribute to suggestions for managing/reducing the risks.</text:p>
      <text:p text:style-name="Text_20_body">10 steps:</text:p>
      <text:p text:style-name="Text_20_body"/>
      <text:list xml:id="list1479631405" text:style-name="L2">
        <text:list-item>
          <text:p text:style-name="P2">Notification</text:p>
        </text:list-item>
        <text:list-item>
          <text:p text:style-name="P2">Planning</text:p>
        </text:list-item>
        <text:list-item>
          <text:p text:style-name="P2">Opening Meeting</text:p>
        </text:list-item>
        <text:list-item>
          <text:p text:style-name="P2">Fieldwork</text:p>
        </text:list-item>
        <text:list-item>
          <text:p text:style-name="P2">communication</text:p>
        </text:list-item>
        <text:list-item>
          <text:p text:style-name="P2">Report Drafting</text:p>
        </text:list-item>
        <text:list-item>
          <text:p text:style-name="P2">Management Response</text:p>
        </text:list-item>
        <text:list-item>
          <text:p text:style-name="P2">Closing Meeting</text:p>
        </text:list-item>
        <text:list-item>
          <text:p text:style-name="P2">Report Distribution</text:p>
        </text:list-item>
        <text:list-item>
          <text:p text:style-name="P2">Follow -up</text:p>
        </text:list-item>
      </text:list>
      <text:p text:style-name="Text_20_body"/>
      <text:p text:style-name="Text_20_body">Notification</text:p>
      <text:p text:style-name="Text_20_body">First , you will recieve a letter to inform you of an upcoming audit. The auditor </text:p>
      <text:p text:style-name="Text_20_body"/>
      <text:p text:style-name="Text_20_body"/>
      <text:p text:style-name="Text_20_body"/>
      <text:p text:style-name="Text_20_body"/>
      <text:p text:style-name="Text_20_body"/>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xnix </meta:initial-creator>
    <meta:creation-date>2014-02-13T10:59:19</meta:creation-date>
    <meta:generator>LibreOffice/3.5$Linux_X86_64 LibreOffice_project/350m1$Build-2</meta:generator>
    <dc:date>2014-02-14T20:03:32</dc:date>
    <dc:creator>fixnix </dc:creator>
    <meta:editing-duration>PT40M25S</meta:editing-duration>
    <meta:editing-cycles>4</meta:editing-cycles>
    <meta:document-statistic meta:table-count="0" meta:image-count="0" meta:object-count="0" meta:page-count="2" meta:paragraph-count="38" meta:word-count="268" meta:character-count="1691" meta:non-whitespace-character-count="1588"/>
  </office:meta>
</office:document-meta>
</file>